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730" officeooo:paragraph-rsid="000657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z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7:55:05.524767560</meta:creation-date>
    <dc:date>2026-03-18T17:55:13.655704281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2.7.2$Linux_X86_64 LibreOffice_project/420$Build-2</meta:generator>
  </office:meta>
</office:document-meta>
</file>